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47c" officeooo:paragraph-rsid="00146289"/>
    </style:style>
    <style:style style:name="P2" style:family="paragraph" style:parent-style-name="Standard">
      <style:text-properties fo:font-weight="bold" officeooo:rsid="0002847c" officeooo:paragraph-rsid="00146289" style:font-weight-asian="bold" style:font-weight-complex="bold"/>
    </style:style>
    <style:style style:name="P3" style:family="paragraph" style:parent-style-name="Standard">
      <style:text-properties fo:font-weight="normal" officeooo:rsid="00160c78" officeooo:paragraph-rsid="00160c78" style:font-weight-asian="normal" style:font-weight-complex="normal"/>
    </style:style>
    <style:style style:name="P4" style:family="paragraph" style:parent-style-name="Standard">
      <style:text-properties fo:font-weight="bold" officeooo:rsid="0002847c" officeooo:paragraph-rsid="00146289" style:font-weight-asian="bold" style:font-weight-complex="bold"/>
    </style:style>
    <style:style style:name="P5" style:family="paragraph" style:parent-style-name="Standard">
      <style:text-properties officeooo:rsid="0002847c" officeooo:paragraph-rsid="00146289"/>
    </style:style>
    <style:style style:name="P6" style:family="paragraph" style:parent-style-name="Standard">
      <style:text-properties officeooo:rsid="00186bb9" officeooo:paragraph-rsid="00186bb9"/>
    </style:style>
    <style:style style:name="P7" style:family="paragraph" style:parent-style-name="Standard">
      <style:text-properties fo:font-weight="normal" officeooo:rsid="0018978c" officeooo:paragraph-rsid="0018978c" style:font-weight-asian="normal" style:font-weight-complex="normal"/>
    </style:style>
    <style:style style:name="P8" style:family="paragraph" style:parent-style-name="Heading_20_1">
      <style:paragraph-properties fo:text-align="center" style:justify-single-word="false"/>
      <style:text-properties officeooo:paragraph-rsid="001462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0c7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978c" style:font-weight-asian="normal" style:font-weight-complex="normal"/>
    </style:style>
    <style:style style:name="T5" style:family="text">
      <style:text-properties officeooo:rsid="00186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étrospective de sprint <text:span text:style-name="T5">8-9-10</text:span></text:h>
      <text:p text:style-name="P1"/>
      <text:p text:style-name="P1"><text:span text:style-name="T1">Nom du scrum master du sprint :</text:span> Tartare Valentin</text:p>
      <text:p text:style-name="P1"/>
      <text:p text:style-name="P2">Ce que nous avons fait durant ce sprint :<text:line-break/></text:p>
      <text:p text:style-name="P1">- Liaison<text:span text:style-name="T5"> Android et REST</text:span></text:p>
      <text:p text:style-name="P1">- <text:span text:style-name="T5">Prix masqués pour l'utilisateur non inscrit</text:span></text:p>
      <text:p text:style-name="P1">- <text:span text:style-name="T5">Ajout d'une fonctionnalité permettant a l'admin d'inscrire des utilisateurs et des techniciens</text:span></text:p>
      <text:p text:style-name="P1"/>
      <text:p text:style-name="P2">Ce que nous allons faire durant le<text:span text:style-name="T2">s</text:span> prochain<text:span text:style-name="T2">s</text:span> sprint :</text:p>
      <text:p text:style-name="P1"><text:line-break/><text:span text:style-name="T5">Finaliser l'application et le site WEB. Modification du profil utilisateur, ajout de maintenance et de portes d'une entreprise au profil de maintenance.</text:span></text:p>
      <text:h text:style-name="P8" text:outline-level="1">PDCA </text:h>
      <text:p text:style-name="P2">Qu'avons nous testé durant ce sprint ?</text:p>
      <text:p text:style-name="P3">Nous avons tester la fonctionnalité de liaison entre la <text:span text:style-name="T5">REST et ANDROID ce qui nous a permis de constater la récupération de JSON. </text:span></text:p>
      <text:p text:style-name="P1"/>
      <text:p text:style-name="P1"><text:span text:style-name="T1">Qu'avons nous observé ?</text:span> </text:p>
      <text:p text:style-name="P6"><text:span text:style-name="T3">Nous avons observé que l'avancement du projet était bon mais pas suffisant pour être terminé dans les temps, nous avons donc séparé </text:span><text:span text:style-name="T4">les taches facultatives et primordiales en accord avec le client</text:span></text:p>
      <text:p text:style-name="P1"/>
      <text:p text:style-name="P2">Quelle décision prenons nous suite à cette expérience ? </text:p>
      <text:p text:style-name="P7">Nous décidons de nous focaliser sur les taches importantes décidés auparavant. </text:p>
      <text:p text:style-name="P1"/>
      <text:p text:style-name="P2">Qu'allons nous tester durant les 2 prochaines heures ? </text:p>
      <text:p text:style-name="P7">Création d'une interface de client ANDROID avec accès au site web et prise de photo d'une pièce, Peaufinage des dernières fonctionnalités.</text:p>
      <text:p text:style-name="P1"/>
      <text:p text:style-name="P1"># Mémo</text:p>
      <text:p text:style-name="P1">N'oubliez pas d'ajouter une photo du radiateur d'information au moment de la rétrospec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TARTARE</meta:initial-creator>
    <meta:creation-date>2017-03-28T09:49:25.462492336</meta:creation-date>
    <dc:date>2017-03-28T10:37:33.546365865</dc:date>
    <dc:creator>Valentin TARTARE</dc:creator>
    <meta:editing-duration>PT16M42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9" meta:word-count="211" meta:character-count="1312" meta:non-whitespace-character-count="1112"/>
  </office:meta>
</office:document-meta>
</file>